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P2" style:family="paragraph" style:parent-style-name="Standard">
      <style:paragraph-properties fo:margin-left="-2cm" fo:margin-right="-0.169cm" fo:margin-top="0cm" fo:margin-bottom="0cm" loext:contextual-spacing="false" fo:line-height="100%" fo:text-indent="0cm" style:auto-text-indent="false" fo:keep-with-next="always"/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6pt" style:language-complex="ar" style:country-complex="SA" style:font-style-complex="italic" style:font-weight-complex="normal"/>
    </style:style>
    <style:style style:name="P3" style:family="paragraph" style:parent-style-name="Standard">
      <style:paragraph-properties fo:margin-left="-2cm" fo:margin-right="-0.169cm" fo:margin-top="0cm" fo:margin-bottom="0cm" loext:contextual-spacing="false" fo:line-height="100%" fo:text-indent="0cm" style:auto-text-indent="false"/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P4" style:family="paragraph" style:parent-style-name="Standard">
      <style:paragraph-properties fo:margin-left="-2cm" fo:margin-right="-0.169cm" fo:margin-top="0cm" fo:margin-bottom="0cm" loext:contextual-spacing="false" fo:line-height="100%" fo:text-indent="0cm" style:auto-text-indent="false"/>
      <style:text-properties fo:color="#000000" style:font-name="Times New Roman" fo:font-size="16pt" fo:font-style="italic" fo:font-weight="normal" style:font-size-asian="16p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-2cm" fo:margin-right="-0.169cm" fo:margin-top="0cm" fo:margin-bottom="0cm" loext:contextual-spacing="false" fo:line-height="100%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-2cm" fo:margin-right="-0.169cm" fo:margin-top="0cm" fo:margin-bottom="0cm" loext:contextual-spacing="false" fo:line-height="100%" fo:text-indent="0cm" style:auto-text-indent="false"/>
      <style:text-properties fo:font-variant="normal" fo:text-transform="none" fo:color="#000000" style:font-name="Times New Roman" fo:font-size="16pt" fo:letter-spacing="normal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6pt" style:language-complex="ar" style:country-complex="SA" style:font-style-complex="italic" style:font-weight-complex="normal"/>
    </style:style>
    <style:style style:name="P7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margin-left="-2cm" fo:margin-right="-1.842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P9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style:font-name="Times New Roman" fo:font-size="16pt" fo:font-style="italic" fo:font-weight="normal" officeooo:paragraph-rsid="0012acb3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style:font-name="Times New Roman" fo:font-size="16pt" style:font-size-asian="16pt" style:font-size-complex="16pt"/>
    </style:style>
    <style:style style:name="P13" style:family="paragraph" style:parent-style-name="Standard">
      <style:paragraph-properties fo:margin-left="-2cm" fo:margin-right="-1.842cm" fo:margin-top="0cm" fo:margin-bottom="0cm" loext:contextual-spacing="false" fo:line-height="100%" fo:text-indent="0cm" style:auto-text-indent="false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margin-left="-2cm" fo:margin-right="-1.842cm" fo:margin-top="0cm" fo:margin-bottom="0cm" loext:contextual-spacing="false" fo:line-height="100%" fo:text-indent="0.249cm" style:auto-text-indent="false"/>
      <style:text-properties fo:color="#000000" style:font-name="Times New Roman" fo:font-size="16pt" fo:language="ru" fo:country="RU" fo:font-style="italic" fo:font-weight="normal" style:font-name-asian="Times New Roman1" style:font-size-asian="16pt" style:language-asian="ru" style:country-asian="RU" style:font-style-asian="italic" style:font-weight-asian="normal" style:font-name-complex="Times New Roman1" style:font-size-complex="16pt" style:language-complex="ar" style:country-complex="SA" style:font-style-complex="italic" style:font-weight-complex="normal"/>
    </style:style>
    <style:style style:name="P15" style:family="paragraph" style:parent-style-name="Standard">
      <style:paragraph-properties fo:margin-left="-2cm" fo:margin-right="-1.842cm" fo:margin-top="0cm" fo:margin-bottom="0cm" loext:contextual-spacing="false" fo:line-height="100%" fo:text-indent="0.249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-1.6cm" fo:margin-right="-1.499cm" fo:margin-top="0.494cm" fo:margin-bottom="0.494cm" loext:contextual-spacing="false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 style:master-page-name="">
      <style:paragraph-properties fo:margin-left="-1.6cm" fo:margin-right="-1.499cm" fo:margin-top="0.494cm" fo:margin-bottom="0.494cm" loext:contextual-spacing="false" fo:line-height="100%" fo:text-align="center" style:justify-single-word="false" fo:text-indent="0cm" style:auto-text-indent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8pt" fo:font-style="italic" fo:font-weight="bold" style:font-size-asian="18pt" style:language-asian="ru" style:country-asian="RU" style:font-style-asian="italic" style:font-weight-asian="bold" style:font-name-complex="Calibri" style:font-size-complex="18pt" style:font-style-complex="italic" style:font-weight-complex="bold"/>
    </style:style>
    <style:style style:name="P18" style:family="paragraph" style:parent-style-name="Standard">
      <style:paragraph-properties fo:margin-left="-1.6cm" fo:margin-right="-1.499cm" fo:margin-top="0.494cm" fo:margin-bottom="0.494cm" loext:contextual-spacing="false" fo:line-height="100%" fo:text-align="center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6pt" fo:font-style="italic" fo:font-weight="bold" style:font-size-asian="16pt" style:language-asian="ru" style:country-asian="RU" style:font-style-asian="italic" style:font-weight-asian="bold" style:font-name-complex="Calibri" style:font-size-complex="16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1pt" style:language-complex="ar" style:country-complex="SA"/>
    </style:style>
    <style:style style:name="T3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4" style:family="text">
      <style:text-properties fo:color="#000000" style:font-name="Times New Roman" fo:font-size="16pt" style:font-size-asian="16pt"/>
    </style:style>
    <style:style style:name="T5" style:family="text">
      <style:text-properties fo:color="#000000" style:font-name="Times New Roman" fo:font-size="16pt" style:text-underline-style="solid" style:text-underline-width="auto" style:text-underline-color="font-color" style:font-size-asian="16pt"/>
    </style:style>
    <style:style style:name="T6" style:family="text">
      <style:text-properties fo:color="#000000" style:font-name="Times New Roman" fo:font-size="14pt" style:font-size-asian="14pt"/>
    </style:style>
    <style:style style:name="T7" style:family="text">
      <style:text-properties fo:color="#000000" style:font-name="Times New Roman" fo:font-size="18pt" style:font-size-asian="18pt" style:language-asian="ru" style:country-asian="RU" style:font-name-complex="Calibri" style:font-size-complex="18pt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language-asian="ru" style:country-asian="RU" style:font-name-complex="Calibri"/>
    </style:style>
    <style:style style:name="T1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language="ru" fo:country="RU" officeooo:rsid="0012acb3" style:font-name-asian="Times New Roman1" style:language-asian="ru" style:country-asian="RU" style:font-name-complex="Times New Roman1" style:language-complex="ar" style:country-complex="S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color="#333333" fo:letter-spacing="normal"/>
    </style:style>
    <style:style style:name="T16" style:family="text">
      <style:text-properties style:font-name="Times New Roman"/>
    </style:style>
    <style:style style:name="T17" style:family="text">
      <style:text-properties fo:font-size="16pt" fo:font-style="italic" fo:font-weight="bold" style:font-size-asian="16pt" style:language-asian="ru" style:country-asian="RU" style:font-style-asian="italic" style:font-weight-asian="bold" style:font-name-complex="Calibri" style:font-size-complex="1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Общество с ограниченной ответственностью </text:p>
      <text:p text:style-name="P18">«ПРОИЗВОДСТВЕННАЯ КОМПАНИЯ «ИНТЕГРАЛ» </text:p>
      <text:p text:style-name="P16"><text:span text:style-name="T17"><text:s/>(ООО «ПКИ»)</text:span><text:line-break/></text:p>
      <text:p text:style-name="P8"/>
      <text:p text:style-name="P9"><text:span text:style-name="T8">Юридический адрес</text:span><text:span text:style-name="T1">: </text:span><text:span text:style-name="T9">119285, г.Москва, вн.тер. г. Муниципальный округ Раменки, км мжд Киевское 5-й, д. 1 стр.1, пом оф 4/3 4/3-13</text:span></text:p>
      <text:p text:style-name="P5"/>
      <text:p text:style-name="P5"><text:span text:style-name="T4">Тел:</text:span><text:span text:style-name="T6"> </text:span><text:span text:style-name="T4">(4912) 75-05-25; <text:s/>8-910-642-59-12</text:span></text:p>
      <text:p text:style-name="P2">E-mail: <text:a xlink:type="simple" xlink:href="mailto:pk.pki@bk.ru" text:style-name="Internet_20_link" text:visited-style-name="Visited_20_Internet_20_Link"><text:span text:style-name="T14">pk.pki@bk.ru</text:span></text:a></text:p>
      <text:p text:style-name="P6"/>
      <text:p text:style-name="P9"><text:span text:style-name="T1">ИНН <text:s text:c="3"/></text:span><text:span text:style-name="T9">9729318207</text:span></text:p>
      <text:p text:style-name="P9"><text:span text:style-name="T1">КПП <text:s text:c="2"/></text:span><text:span text:style-name="T9">772901001</text:span></text:p>
      <text:p text:style-name="P12"><text:span text:style-name="T10">ОГРН <text:s/></text:span><text:span text:style-name="T13">1 2 2 7 7 0 0 0 1 1 2 7 4 </text:span></text:p>
      <text:p text:style-name="P11"><text:span text:style-name="T11">ОКВЭД <text:s/></text:span>23.99.3 <text:span text:style-name="T11"><text:s/>- </text:span>Производство битуминозных смесей на основе природного асфальта или битума, нефтяного битума, минеральных смол или их пеков </text:p>
      <text:p text:style-name="P13"><text:span text:style-name="T16">ОКПО </text:span>50104213 </text:p>
      <text:p text:style-name="P14"/>
      <text:p text:style-name="P15"><text:span text:style-name="T5">Расчетный счет:</text:span><text:span text:style-name="T4"> № 40702810938000287617 </text:span></text:p>
      <text:p text:style-name="P15"><text:span text:style-name="T4">в ПАО СБЕРБАНК г. Москва <text:s/></text:span><text:span text:style-name="T2">БИК </text:span><text:span text:style-name="T3">04452522 </text:span><text:span text:style-name="T2">К/сч </text:span><text:span text:style-name="T3">30101810400000000225</text:span></text:p>
      <text:p text:style-name="P7"/>
      <text:p text:style-name="P10"><text:bookmark text:name="__DdeLink__272_1187190938"/><text:span text:style-name="T12">Расчетный счет : № </text:span><text:span text:style-name="T15">40702810500000009496</text:span> </text:p>
      <text:p text:style-name="P10"><text:span text:style-name="T12">в </text:span><text:span text:style-name="T15">ПРИО-ВНЕШТОРГБАНК (ПАО), г.Рязань</text:span> </text:p>
      <text:p text:style-name="P10"><text:span text:style-name="T12">БИК 046126708, К/сч </text:span><text:span text:style-name="T15">30101810500000000708</text:span> </text:p>
      <text:p text:style-name="P10"/>
      <text:p text:style-name="P10"/>
      <text:p text:style-name="P10"/>
      <text:p text:style-name="P5"><text:span text:style-name="T4">Генеральный директор </text:span><text:span text:style-name="T7">«Производственной компании «Интеграл» </text:span><text:span text:style-name="T4"><text:s/>Кондрева Татьяна Анатольевна действующая на основании устава</text:span></text:p>
      <text:p text:style-name="P3"><text:bookmark text:name="__DdeLink__68_1041600918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98cm" fo:margin-right="3.11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09:38:01.941000000</meta:creation-date>
    <meta:print-date>2022-01-24T10:14:57.449000000</meta:print-date>
    <dc:date>2022-09-30T10:42:36.568000000</dc:date>
    <meta:editing-duration>PT26M17S</meta:editing-duration>
    <meta:editing-cycles>8</meta:editing-cycles>
    <meta:generator>LibreOffice/4.3.2.2$Windows_x86 LibreOffice_project/edfb5295ba211bd31ad47d0bad0118690f76407d</meta:generator>
    <meta:document-statistic meta:table-count="0" meta:image-count="0" meta:object-count="0" meta:page-count="1" meta:paragraph-count="17" meta:word-count="112" meta:character-count="836" meta:non-whitespace-character-count="719"/>
  </office:meta>
</office:document-meta>
</file>